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sMarshaler.getPropertyBlack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Marshaler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Marshaler.shouldIncludeHeader( String name , Object 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msMarshaler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Marshaler.copyPropertiesFromNM( NormalizedMessage outMessage , 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msMarshaler.isNeedJava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Marshaler.isJavaIdentifier( String 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JmsMarshaler.isBlackList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Marshaler.setNeedJavaIdentifiers( boolean needJava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Marshaler.setPropertyBlackList( List &lt; String &gt; propertyBlack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sMarshaler.copyPropertiesFromJMS( Message message , NormalizedMessage in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